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équences pour tester cart</text:p>
      <text:p text:style-name="Standard"/>
      <text:p text:style-name="Standard"/>
      <text:p text:style-name="Standard">Actions en général :</text:p>
      <text:p text:style-name="Standard">ajoute article</text:p>
      <text:p text:style-name="Standard">supprime article</text:p>
      <text:p text:style-name="Standard">change nombre d'articles deja choisis</text:p>
      <text:p text:style-name="Standard">update</text:p>
      <text:p text:style-name="Standard"/>
      <text:p text:style-name="Standard"/>
      <text:p text:style-name="Standard">Problème actuel :</text:p>
      <text:p text:style-name="Standard">delete après update redondant – le total est celui de la mauvaise ligne – cartLine is undefined – removeItem() a enlever une ligne, source de probleme</text:p>
      <text:p text:style-name="Standard"/>
      <text:p text:style-name="Standard"/>
      <text:p text:style-name="Standard">ajout article</text:p>
      <text:p text:style-name="Standard">supprime article</text:p>
      <text:p text:style-name="Standard">update</text:p>
      <text:p text:style-name="Standard"/>
      <text:p text:style-name="Standard">ajout article</text:p>
      <text:p text:style-name="Standard">update</text:p>
      <text:p text:style-name="Standard">supprime article</text:p>
      <text:p text:style-name="Standard"/>
      <text:p text:style-name="Standard">ajout article</text:p>
      <text:p text:style-name="Standard">ajout d'un nombre a cet atticle</text:p>
      <text:p text:style-name="Standard">update (la c legit)</text:p>
      <text:p text:style-name="Standard"/>
      <text:p text:style-name="Standard">ajout article 1</text:p>
      <text:p text:style-name="Standard">ajout article 2</text:p>
      <text:p text:style-name="Standard">ajout d'un nombre a cet atticle 2</text:p>
      <text:p text:style-name="Standard">supprimer article 1</text:p>
      <text:p text:style-name="Standard">upd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im Thibault</meta:initial-creator>
    <meta:creation-date>2016-10-20T10:53:01.82</meta:creation-date>
    <dc:date>2016-10-20T14:55:59.88</dc:date>
    <dc:creator>Kim Thibault</dc:creator>
    <meta:editing-duration>PT3H47M47S</meta:editing-duration>
    <meta:editing-cycles>5</meta:editing-cycles>
    <meta:generator>OpenOffice/4.1.1$Win32 OpenOffice.org_project/411m6$Build-9775</meta:generator>
    <meta:document-statistic meta:table-count="0" meta:image-count="0" meta:object-count="0" meta:page-count="1" meta:paragraph-count="22" meta:word-count="86" meta:character-count="507"/>
  </office:meta>
</office:document-meta>
</file>